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officeooo:rsid="00020fc4" officeooo:paragraph-rsid="00020fc4" style:font-size-asian="14pt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0b41eb" officeooo:paragraph-rsid="00020fc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fo:font-size="14pt" officeooo:rsid="00020fc4" officeooo:paragraph-rsid="00020fc4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bold" officeooo:rsid="0006426b" officeooo:paragraph-rsid="0006426b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06426b" officeooo:paragraph-rsid="0006426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20fc4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20fc4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20fc4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officeooo:paragraph-rsid="00020fc4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officeooo:paragraph-rsid="00020fc4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paragraph-rsid="00020fc4" style:font-size-asian="14pt" style:font-size-complex="14pt" style:font-weight-complex="bold"/>
    </style:style>
    <style:style style:name="P12" style:family="paragraph" style:parent-style-name="Standard">
      <style:text-properties fo:font-size="14pt" officeooo:paragraph-rsid="00020fc4" style:font-size-asian="14pt" style:font-size-complex="14pt"/>
    </style:style>
    <style:style style:name="P13" style:family="paragraph" style:parent-style-name="Standard">
      <style:text-properties officeooo:paragraph-rsid="00020fc4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20fc4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20fc4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style="italic" fo:font-weight="normal" officeooo:rsid="000f618c" officeooo:paragraph-rsid="000f618c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tyle="italic" fo:font-weight="normal" officeooo:rsid="0010e7de" officeooo:paragraph-rsid="0010e7de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fo:color="#000000" fo:font-size="14pt" fo:font-style="normal" fo:font-weight="normal" officeooo:rsid="0006426b" officeooo:paragraph-rsid="0006426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fo:color="#000000" fo:font-size="14pt" fo:font-style="normal" fo:font-weight="normal" officeooo:rsid="0006426b" officeooo:paragraph-rsid="0011df0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06426b" officeooo:paragraph-rsid="0011df0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bold" officeooo:rsid="0006426b" officeooo:paragraph-rsid="0011df0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bold" officeooo:rsid="0011df0d" officeooo:paragraph-rsid="0011df0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0ac75c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0da1b7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officeooo:paragraph-rsid="00094eeb" style:font-size-asian="14pt" style:font-size-complex="14pt"/>
    </style:style>
    <style:style style:name="P26" style:family="paragraph" style:parent-style-name="Standard" style:list-style-name="L5">
      <style:paragraph-properties fo:line-height="150%" fo:text-align="justify" style:justify-single-word="false"/>
      <style:text-properties officeooo:rsid="000da1b7" officeooo:paragraph-rsid="000da1b7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0da1b7" officeooo:paragraph-rsid="000f618c"/>
    </style:style>
    <style:style style:name="P28" style:family="paragraph" style:parent-style-name="Standard">
      <style:paragraph-properties fo:line-height="150%" fo:text-align="justify" style:justify-single-word="false"/>
      <style:text-properties fo:font-weight="normal" officeooo:rsid="000f618c" officeooo:paragraph-rsid="000f618c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0f618c" officeooo:paragraph-rsid="000f618c"/>
    </style:style>
    <style:style style:name="P30" style:family="paragraph" style:parent-style-name="Standard">
      <style:paragraph-properties fo:line-height="150%" fo:text-align="justify" style:justify-single-word="false"/>
      <style:text-properties fo:font-style="normal" fo:font-weight="normal" officeooo:rsid="0010e7de" officeooo:paragraph-rsid="0010e7d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style="normal" fo:font-weight="bold" officeooo:rsid="000f618c" officeooo:paragraph-rsid="000f618c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50%" fo:text-align="justify" style:justify-single-word="false" fo:break-before="page"/>
      <style:text-properties officeooo:paragraph-rsid="00094eeb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 style:list-style-name="L4">
      <style:text-properties fo:font-size="14pt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officeooo:rsid="000b41eb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officeooo:rsid="000b41eb" style:font-size-asian="14pt" style:font-weight-asian="bold" style:font-size-complex="14pt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020fc4" style:font-size-asian="14pt" style:font-weight-asian="bold" style:font-size-complex="14pt" style:font-weight-complex="bold"/>
    </style:style>
    <style:style style:name="T8" style:family="text">
      <style:text-properties fo:color="#000000" fo:font-size="14pt" fo:font-weight="bold" officeooo:rsid="000da1b7" style:font-size-asian="14pt" style:font-weight-asian="bold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officeooo:rsid="000b41eb" style:font-size-asian="14pt" style:font-size-complex="14pt"/>
    </style:style>
    <style:style style:name="T11" style:family="text">
      <style:text-properties fo:color="#000000" fo:font-size="14pt" officeooo:rsid="00020fc4" style:font-size-asian="14pt" style:font-size-complex="14pt" style:font-weight-complex="bold"/>
    </style:style>
    <style:style style:name="T12" style:family="text">
      <style:text-properties fo:color="#000000" fo:font-size="14pt" officeooo:rsid="0010e7de" style:font-size-asian="14pt" style:font-size-complex="14pt"/>
    </style:style>
    <style:style style:name="T1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fo:font-size="14pt" fo:font-weight="normal" officeooo:rsid="000da1b7" style:font-size-asian="14pt" style:font-weight-asian="normal" style:font-size-complex="14pt" style:font-weight-complex="normal"/>
    </style:style>
    <style:style style:name="T15" style:family="text">
      <style:text-properties fo:color="#000000" fo:font-size="14pt" fo:font-weight="normal" officeooo:rsid="00020fc4" style:font-size-asian="14pt" style:font-weight-asian="normal" style:font-size-complex="14pt" style:font-weight-complex="normal"/>
    </style:style>
    <style:style style:name="T16" style:family="text">
      <style:text-properties fo:color="#000000" fo:font-size="14pt" fo:font-weight="normal" officeooo:rsid="000f618c" style:font-size-asian="14pt" style:font-weight-asian="normal" style:font-size-complex="14pt" style:font-weight-complex="normal"/>
    </style:style>
    <style:style style:name="T17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18" style:family="text">
      <style:text-properties fo:color="#000000" officeooo:rsid="00020fc4" style:font-weight-complex="bold"/>
    </style:style>
    <style:style style:name="T19" style:family="text">
      <style:text-properties fo:text-transform="uppercase" style:font-size-complex="14pt"/>
    </style:style>
    <style:style style:name="T20" style:family="text">
      <style:text-properties fo:color="#ff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 fo:font-size="14pt" style:font-size-asian="14pt" style:font-size-complex="14pt"/>
    </style:style>
    <style:style style:name="T22" style:family="text">
      <style:text-properties fo:font-variant="normal" fo:text-transform="none" fo:font-size="14pt" officeooo:rsid="00020fc4" style:font-size-asian="14pt" style:font-size-complex="14pt"/>
    </style:style>
    <style:style style:name="T23" style:family="text">
      <style:text-properties fo:font-variant="normal" fo:text-transform="none" fo:font-size="14pt" officeooo:rsid="0013c99c" style:font-size-asian="14pt" style:font-size-complex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6426b" style:font-weight-asian="normal" style:font-weight-complex="normal"/>
    </style:style>
    <style:style style:name="T26" style:family="text">
      <style:text-properties fo:font-weight="normal" officeooo:rsid="0010e7de" style:font-weight-asian="normal" style:font-weight-complex="normal"/>
    </style:style>
    <style:style style:name="T27" style:family="text">
      <style:text-properties fo:font-weight="normal" officeooo:rsid="00116114" style:font-weight-asian="normal" style:font-weight-complex="normal"/>
    </style:style>
    <style:style style:name="T28" style:family="text">
      <style:text-properties officeooo:rsid="0010e7de"/>
    </style:style>
    <style:style style:name="T29" style:family="text">
      <style:text-properties officeooo:rsid="0011df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7"><text:span text:style-name="T2">Кафедра</text:span><text:span text:style-name="T4"> </text:span><text:span text:style-name="T5">МО ЭВМ</text:span></text:p>
      <text:p text:style-name="P6"/>
      <text:p text:style-name="P6"/>
      <text:p text:style-name="P8"/>
      <text:p text:style-name="P8"/>
      <text:p text:style-name="P8"/>
      <text:p text:style-name="P14"><text:span text:style-name="Название_20_книги"><text:span text:style-name="T19">отчет</text:span></text:span></text:p>
      <text:p text:style-name="P7"><text:span text:style-name="T2">по лабораторной работе</text:span><text:span text:style-name="T20"> </text:span><text:span text:style-name="T4">№</text:span><text:span text:style-name="T8">3</text:span></text:p>
      <text:p text:style-name="P7"><text:span text:style-name="T2">по дисциплине </text:span><text:span text:style-name="T4">«</text:span><text:span text:style-name="T5">Программирование</text:span><text:span text:style-name="T4">»</text:span></text:p>
      <text:p text:style-name="P7"><text:span text:style-name="Название_20_книги"><text:span text:style-name="T21">Тема: </text:span></text:span><text:span text:style-name="Название_20_книги"><text:span text:style-name="T23">Рекурсивный обход директорий</text:span></text:span></text:p>
      <text:p text:style-name="P8"/>
      <text:p text:style-name="P8"/>
      <text:p text:style-name="P8"/>
      <text:p text:style-name="P8"/>
      <text:p text:style-name="P9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3">Студент гр. </text:span><text:span text:style-name="T10">6303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2">Гречков С.Д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3">Берленко Т.А.</text:p>
          </table:table-cell>
        </table:table-row>
      </table:table>
      <text:p text:style-name="P11"/>
      <text:p text:style-name="P11"/>
      <text:p text:style-name="P11">Санкт-Петербург</text:p>
      <text:p text:style-name="P1">201<text:span text:style-name="T1">7</text:span></text:p>
      <text:p text:style-name="P32"><text:span text:style-name="T7">Цель работы</text:span><text:span text:style-name="T11">: </text:span></text:p>
      <text:p text:style-name="P33">Требуется написать программу, которая, запускается в корневой дирректории, содержащей одну папку с именем "add" или "mul" и вычисляет и выводит на экран результат выражения состоящего из чисел в поддиректориях по следующим правилам:</text:p>
      <text:list xml:id="list4972116361869097338" text:style-name="L4">
        <text:list-item>
          <text:p text:style-name="P35">Если в папке находится один или несколько текстовых файлов, то математическая операция определяемая названием папки (add = сложение, mul = умножение) применяется ко всем числам всех файлов в этой папке</text:p>
        </text:list-item>
        <text:list-item>
          <text:p text:style-name="P34">Если в папке находится еще одна или несколько папок, то сначала вычисляются значения выражений, определяемые ими, а после используются уже эти значения</text:p>
        </text:list-item>
      </text:list>
      <text:p text:style-name="P25"><text:span text:style-name="T18"/></text:p>
      <text:p text:style-name="P23"><text:span text:style-name="T7">Ход работы: </text:span></text:p>
      <text:p text:style-name="P24"><text:span text:style-name="T15">Д</text:span><text:span text:style-name="T14">ля решения данной задачи была использована рекурсивная функция int ReadDir(const char* path,int modificator), которая получает путь к директории и модификатор функции :</text:span></text:p>
      <text:list xml:id="list5887312934293530511" text:style-name="L5">
        <text:list-item>
          <text:p text:style-name="P26"><text:span text:style-name="T13">0 - соответствует корневой директории</text:span></text:p>
        </text:list-item>
        <text:list-item>
          <text:p text:style-name="P26"><text:span text:style-name="T13">1 - соответствует add-директории <text:s/></text:span></text:p>
        </text:list-item>
        <text:list-item>
          <text:p text:style-name="P26"><text:span text:style-name="T13">2 - соответствует mul-директории.</text:span></text:p>
        </text:list-item>
      </text:list>
      <text:p text:style-name="P27"><text:span text:style-name="T13">С помощью функций </text:span><text:span text:style-name="T16">DIR* opendir(const char* path),</text:span></text:p>
      <text:p text:style-name="P27"><text:span text:style-name="T16">struct dirent* readdir(DIR* dir) <text:s/>и closedir(DIR* dir) из библиотеки &lt;dirent.h&gt; выполняется открытие и закрытие потока каталога и чтения файлов из директории.</text:span></text:p>
      <text:p text:style-name="P29"><text:span text:style-name="T13">Если встречается текстовый файл, то программа открывает его и считывает данные, применяя к ним операцию согласно модификатору функции. Если функция readdir() вернёт имя вложенного каталога, то программа по имени <text:s/>каталога определяет новый модификатор функции и вызывает функцию ReadDir() для этого каталога. Итоговое значение получается с помощью оператора </text:span><text:span text:style-name="T6">return.</text:span></text:p>
      <text:p text:style-name="P29"><text:span text:style-name="T6"/></text:p>
      <text:p text:style-name="P29"><text:span text:style-name="T6"/></text:p>
      <text:p text:style-name="P29"><text:soft-page-break/><text:span text:style-name="T6">Исходный код ReadDir():</text:span></text:p>
      <text:p text:style-name="P28"><text:span text:style-name="T17">int ReadDir(const char* path,int modificator)</text:span></text:p>
      <text:p text:style-name="P16"><text:span text:style-name="T9">{</text:span></text:p>
      <text:p text:style-name="P16"><text:span text:style-name="T9"><text:tab/>int result;</text:span></text:p>
      <text:p text:style-name="P16"><text:span text:style-name="T9"><text:tab/>char current_path[200];</text:span></text:p>
      <text:p text:style-name="P16"><text:span text:style-name="T9"><text:tab/>strcpy(current_path,path);</text:span></text:p>
      <text:p text:style-name="P16"><text:span text:style-name="T9"><text:tab/>if (modificator == 1)</text:span></text:p>
      <text:p text:style-name="P16"><text:span text:style-name="T9"><text:tab/><text:tab/>result = 0;</text:span></text:p>
      <text:p text:style-name="P16"><text:span text:style-name="T9"><text:tab/>else if (modificator == 2)</text:span></text:p>
      <text:p text:style-name="P16"><text:span text:style-name="T9"><text:tab/><text:tab/>result = 1;</text:span></text:p>
      <text:p text:style-name="P16"><text:span text:style-name="T9"><text:tab/>char in_file[200];</text:span></text:p>
      <text:p text:style-name="P16"><text:span text:style-name="T9"><text:tab/>DIR* dir = opendir(current_path);</text:span></text:p>
      <text:p text:style-name="P16"><text:span text:style-name="T9"><text:tab/>struct dirent* de =readdir(dir);</text:span></text:p>
      <text:p text:style-name="P16"><text:span text:style-name="T9"><text:tab/>if (dir)</text:span></text:p>
      <text:p text:style-name="P16"><text:span text:style-name="T9"><text:tab/><text:tab/>while(de)</text:span></text:p>
      <text:p text:style-name="P16"><text:span text:style-name="T9"><text:tab/><text:tab/>{</text:span></text:p>
      <text:p text:style-name="P16"><text:span text:style-name="T9"><text:tab/><text:tab/><text:tab/>if ((strstr(de-&gt;d_name,".txt"))&amp;&amp;(modificator!=0))</text:span></text:p>
      <text:p text:style-name="P16"><text:span text:style-name="T9"><text:tab/><text:tab/><text:tab/>{</text:span></text:p>
      <text:p text:style-name="P16"><text:span text:style-name="T9"><text:tab/><text:tab/><text:tab/><text:tab/>int path_len=strlen(current_path);</text:span></text:p>
      <text:p text:style-name="P16"><text:span text:style-name="T9"><text:tab/><text:tab/><text:tab/><text:tab/>strcat(current_path,"/");</text:span></text:p>
      <text:p text:style-name="P16"><text:span text:style-name="T9"><text:tab/><text:tab/><text:tab/><text:tab/>strcat(current_path,de-&gt;d_name);</text:span></text:p>
      <text:p text:style-name="P16"><text:span text:style-name="T9"><text:tab/><text:tab/><text:tab/><text:tab/>FILE* fo = fopen(current_path,"r");</text:span></text:p>
      <text:p text:style-name="P16"><text:span text:style-name="T9"><text:tab/><text:tab/><text:tab/><text:tab/>current_path[path_len] = '\0';</text:span></text:p>
      <text:p text:style-name="P16"><text:span text:style-name="T9"><text:tab/><text:tab/><text:tab/><text:tab/>fgets(in_file,199,fo);</text:span></text:p>
      <text:p text:style-name="P16"><text:span text:style-name="T9"><text:tab/><text:tab/><text:tab/><text:tab/>if(in_file[0]!='\n')</text:span></text:p>
      <text:p text:style-name="P16"><text:span text:style-name="T9"><text:tab/><text:tab/><text:tab/><text:tab/>{</text:span></text:p>
      <text:p text:style-name="P16"><text:span text:style-name="T9"><text:tab/><text:tab/><text:tab/><text:tab/><text:tab/>int a; </text:span></text:p>
      <text:p text:style-name="P16"><text:span text:style-name="T9"><text:tab/><text:tab/><text:tab/><text:tab/><text:tab/>char* digit_in_file = strtok(in_file," \n");</text:span></text:p>
      <text:p text:style-name="P16"><text:soft-page-break/><text:span text:style-name="T9"><text:tab/><text:tab/><text:tab/><text:tab/><text:tab/>while (digit_in_file)</text:span></text:p>
      <text:p text:style-name="P16"><text:span text:style-name="T9"><text:tab/><text:tab/><text:tab/><text:tab/><text:tab/>{</text:span></text:p>
      <text:p text:style-name="P16"><text:span text:style-name="T9"><text:tab/><text:tab/><text:tab/><text:tab/><text:tab/><text:tab/>sscanf(digit_in_file,"%d",&amp;a);</text:span></text:p>
      <text:p text:style-name="P16"><text:span text:style-name="T9"><text:tab/><text:tab/><text:tab/><text:tab/><text:tab/><text:tab/>if (modificator==1)</text:span></text:p>
      <text:p text:style-name="P16"><text:span text:style-name="T9"><text:tab/><text:tab/><text:tab/><text:tab/><text:tab/><text:tab/><text:tab/>result+=a;</text:span></text:p>
      <text:p text:style-name="P16"><text:span text:style-name="T9"><text:tab/><text:tab/><text:tab/><text:tab/><text:tab/><text:tab/>else if (modificator == 2)</text:span></text:p>
      <text:p text:style-name="P16"><text:span text:style-name="T9"><text:tab/><text:tab/><text:tab/><text:tab/><text:tab/><text:tab/><text:tab/>result*=a;</text:span></text:p>
      <text:p text:style-name="P16"><text:span text:style-name="T9"><text:tab/><text:tab/><text:tab/><text:tab/><text:tab/><text:tab/>digit_in_file = strtok(NULL," \n");</text:span></text:p>
      <text:p text:style-name="P16"><text:span text:style-name="T9"><text:tab/><text:tab/><text:tab/><text:tab/><text:tab/>} </text:span></text:p>
      <text:p text:style-name="P16"><text:span text:style-name="T9"><text:tab/><text:tab/><text:tab/><text:tab/>}</text:span></text:p>
      <text:p text:style-name="P16"><text:span text:style-name="T9"><text:tab/><text:tab/><text:tab/><text:tab/>fclose(fo);</text:span></text:p>
      <text:p text:style-name="P16"><text:span text:style-name="T9"><text:tab/><text:tab/><text:tab/>}</text:span></text:p>
      <text:p text:style-name="P16"><text:span text:style-name="T9"><text:tab/><text:tab/><text:tab/>else</text:span></text:p>
      <text:p text:style-name="P16"><text:span text:style-name="T9"><text:tab/><text:tab/><text:tab/>{</text:span></text:p>
      <text:p text:style-name="P16"><text:span text:style-name="T9"><text:tab/><text:tab/><text:tab/><text:tab/>if(strcmp(".",de-&gt;d_name)!=0 &amp;&amp; strcmp("..",de-&gt;d_name)!=0 &amp;&amp; de-&gt;d_type ==DT_DIR)</text:span></text:p>
      <text:p text:style-name="P16"><text:span text:style-name="T9"><text:tab/><text:tab/><text:tab/><text:tab/>{</text:span></text:p>
      <text:p text:style-name="P16"><text:span text:style-name="T9"><text:tab/><text:tab/><text:tab/><text:tab/>int path_len = strlen(current_path);</text:span></text:p>
      <text:p text:style-name="P16"><text:span text:style-name="T9"><text:tab/><text:tab/><text:tab/><text:tab/>strcat(current_path,"/");</text:span></text:p>
      <text:p text:style-name="P16"><text:span text:style-name="T9"><text:tab/><text:tab/><text:tab/><text:tab/>strcat(current_path,de-&gt;d_name);</text:span></text:p>
      <text:p text:style-name="P16"><text:span text:style-name="T9"><text:tab/><text:tab/><text:tab/><text:tab/>if (strcmp(de-&gt;d_name,"mul")==0)</text:span></text:p>
      <text:p text:style-name="P16"><text:span text:style-name="T9"><text:tab/><text:tab/><text:tab/><text:tab/>{</text:span></text:p>
      <text:p text:style-name="P16"><text:span text:style-name="T9"><text:tab/><text:tab/><text:tab/><text:tab/><text:tab/>if (modificator == 1)</text:span></text:p>
      <text:p text:style-name="P16"><text:span text:style-name="T9"><text:tab/><text:tab/><text:tab/><text:tab/><text:tab/><text:tab/>result+=ReadDir(current_path,2);</text:span></text:p>
      <text:p text:style-name="P16"><text:span text:style-name="T9"><text:tab/><text:tab/><text:tab/><text:tab/><text:tab/>else if(modificator == 2)</text:span></text:p>
      <text:p text:style-name="P16"><text:span text:style-name="T9"><text:tab/><text:tab/><text:tab/><text:tab/><text:tab/><text:tab/>result*=ReadDir(current_path,2);</text:span></text:p>
      <text:p text:style-name="P16"><text:span text:style-name="T9"><text:tab/><text:tab/><text:tab/><text:tab/><text:tab/>else result = ReadDir(current_path,2);</text:span></text:p>
      <text:p text:style-name="P16"><text:span text:style-name="T9"><text:tab/><text:tab/><text:tab/><text:tab/>}</text:span></text:p>
      <text:p text:style-name="P16"><text:soft-page-break/><text:span text:style-name="T9"><text:tab/><text:tab/><text:tab/><text:tab/>else if(strcmp(de-&gt;d_name,"add")==0)</text:span></text:p>
      <text:p text:style-name="P16"><text:span text:style-name="T9"><text:tab/><text:tab/><text:tab/><text:tab/>{</text:span></text:p>
      <text:p text:style-name="P16"><text:span text:style-name="T9"><text:tab/><text:tab/><text:tab/><text:tab/><text:tab/>if (modificator == 1)</text:span></text:p>
      <text:p text:style-name="P16"><text:span text:style-name="T9"><text:tab/><text:tab/><text:tab/><text:tab/><text:tab/><text:tab/>result+=ReadDir(current_path,1);</text:span></text:p>
      <text:p text:style-name="P16"><text:span text:style-name="T9"><text:tab/><text:tab/><text:tab/><text:tab/><text:tab/>else if(modificator == 2)</text:span></text:p>
      <text:p text:style-name="P16"><text:span text:style-name="T9"><text:tab/><text:tab/><text:tab/><text:tab/><text:tab/><text:tab/>result*=ReadDir(current_path,1);</text:span></text:p>
      <text:p text:style-name="P16"><text:span text:style-name="T9"><text:tab/><text:tab/><text:tab/><text:tab/><text:tab/>else result = ReadDir(current_path,1);</text:span></text:p>
      <text:p text:style-name="P16"><text:span text:style-name="T9"><text:tab/><text:tab/><text:tab/><text:tab/>}</text:span></text:p>
      <text:p text:style-name="P16"><text:span text:style-name="T9"><text:tab/><text:tab/><text:tab/><text:tab/>current_path[path_len] = '\0';</text:span></text:p>
      <text:p text:style-name="P16"><text:span text:style-name="T9"><text:tab/><text:tab/><text:tab/><text:tab/>}</text:span></text:p>
      <text:p text:style-name="P16"><text:span text:style-name="T9"><text:tab/><text:tab/><text:tab/>}</text:span></text:p>
      <text:p text:style-name="P16"><text:span text:style-name="T9"><text:tab/><text:tab/><text:tab/>de = readdir(dir);</text:span></text:p>
      <text:p text:style-name="P16"><text:span text:style-name="T9"><text:tab/><text:tab/>}</text:span></text:p>
      <text:p text:style-name="P16"><text:span text:style-name="T9"><text:tab/>closedir(dir);</text:span></text:p>
      <text:p text:style-name="P16"><text:span text:style-name="T9"><text:tab/><text:tab/>return result;</text:span></text:p>
      <text:p text:style-name="P16"><text:span text:style-name="T9">}</text:span></text:p>
      <text:p text:style-name="P31"><text:span text:style-name="T9">Функция </text:span><text:span text:style-name="T12">main:</text:span></text:p>
      <text:p text:style-name="P30"><text:span text:style-name="T9">Функция int main() нужна только для запуска ReadDir() и вывода информации в консоль, так как вся работа осуществляется непосредственно в ReadDir().</text:span></text:p>
      <text:p text:style-name="P17"><text:span text:style-name="T9">int main() </text:span></text:p>
      <text:p text:style-name="P17"><text:span text:style-name="T9">{</text:span></text:p>
      <text:p text:style-name="P17"><text:span text:style-name="T9"><text:tab/>printf("%d\n",ReadDir(".",0));</text:span></text:p>
      <text:p text:style-name="P17"><text:span text:style-name="T9"><text:tab/>return 0;</text:span></text:p>
      <text:p text:style-name="P17"><text:span text:style-name="T9">}</text:span></text:p>
      <text:p text:style-name="P4">Составление отчёта;</text:p>
      <text:p text:style-name="P20">По проведенной работе составлен отчёт Lr<text:span text:style-name="T28">3</text:span>.odt. Отчёт и файл с текстом программы laba<text:span text:style-name="T28">3</text:span>.c были помещены в папку laba<text:span text:style-name="T28">3</text:span>. <text:span text:style-name="T29">Так же в эту папку был помещён тест для проверки работы программы.</text:span></text:p>
      <text:p text:style-name="P22"><text:soft-page-break/><text:span text:style-name="T27">И</text:span><text:span text:style-name="T24">з старой ветки была создана новая с помощью команды:</text:span><text:span text:style-name="T25"><text:line-break/>git checkout -b Grechkov_Sem2_LR</text:span><text:span text:style-name="T26">3</text:span><text:span text:style-name="T25"> , в которую перемещена папка laba</text:span><text:span text:style-name="T26">3</text:span><text:span text:style-name="T25">: mv laba</text:span><text:span text:style-name="T26">3</text:span><text:span text:style-name="T25"> ~/pr1-2016-6303. Папка с работой и отчётом отправлена на гит:</text:span></text:p>
      <text:list xml:id="list4128114009878310268" text:style-name="L2">
        <text:list-item>
          <text:p text:style-name="P19">git add laba<text:span text:style-name="T28">3</text:span></text:p>
        </text:list-item>
        <text:list-item>
          <text:p text:style-name="P19">git commit -m «лабораторная работа№<text:span text:style-name="T28">3</text:span>»  </text:p>
        </text:list-item>
        <text:list-item>
          <text:p text:style-name="P19">git push origin Grechkov_Sem2_LR<text:span text:style-name="T28">3</text:span></text:p>
        </text:list-item>
      </text:list>
      <text:p text:style-name="P20"/>
      <text:p text:style-name="P21"><text:span text:style-name="T24">Вывод: </text:span><text:span text:style-name="T27">В ходе данной лабораторной работы были получены знания по реализации алгоритма обхода директорий с помощью рекурсивной функ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11:45.000748632</meta:creation-date>
    <dc:date>2017-05-17T23:22:45.949596704</dc:date>
    <meta:editing-duration>PT18M43S</meta:editing-duration>
    <meta:editing-cycles>7</meta:editing-cycles>
    <meta:generator>LibreOffice/5.1.4.2$Linux_X86_64 LibreOffice_project/10m0$Build-2</meta:generator>
    <meta:document-statistic meta:table-count="1" meta:image-count="0" meta:object-count="0" meta:page-count="6" meta:paragraph-count="112" meta:word-count="517" meta:character-count="4237" meta:non-whitespace-character-count="3575"/>
  </office:meta>
</office:document-meta>
</file>